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glyph-orientation-vertical="0" style:direction="ltr"/>
      <style:text-properties style:use-window-font-color="true" style:font-name="Arial" fo:font-size="10pt" fo:language="en" fo:country="GB" style:font-name-asian="Bitstream Vera Sans" style:font-size-asian="10pt" style:language-asian="zh" style:country-asian="CN" style:font-name-complex="Lohit Devanagari" style:font-size-complex="10pt" style:language-complex="hi" style:country-complex="IN"/>
    </style:style>
    <style:style style:name="ce3" style:family="table-cell" style:parent-style-name="Default">
      <style:text-properties style:font-name="Arial" style:font-name-asian="Bitstream Vera Sans" style:font-name-complex="Lohit Devanagari"/>
    </style:style>
    <style:style style:name="ce4" style:family="table-cell" style:parent-style-name="Default">
      <style:text-properties fo:color="#1a1a1a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559cm" svg:height="16.221cm" svg:x="8.344cm" svg:y="0.318cm">
            <draw:object draw:notify-on-update-of-ranges="Sheet1.A1:Sheet1.A1 Sheet1.A2:Sheet1.A21 Sheet1.B1:Sheet1.B1 Sheet1.B2:Sheet1.B21 Sheet1.C1:Sheet1.C1 Sheet1.C2:Sheet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Nodes</text:p>
          </table:table-cell>
          <table:table-cell office:value-type="string">
            <text:p>AARF (Rayleigh fading)</text:p>
          </table:table-cell>
          <table:table-cell table:style-name="ce2" office:value-type="string">
            <text:p>CARA (Rayleigh fading)</text:p>
          </table:table-cell>
          <table:table-cell table:style-name="ce4"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formula="of:=AVERAGE(12485.2;13491.3)" office:value-type="float" office:value="12988.25">
            <text:p>12988.25</text:p>
          </table:table-cell>
          <table:table-cell office:value-type="float" office:value="15875.346">
            <text:p>15875.346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AVERAGE(200.547;396.311;324.739)" office:value-type="float" office:value="307.199">
            <text:p>307.199</text:p>
          </table:table-cell>
          <table:table-cell table:style-name="ce3" office:value-type="float" office:value="2053.1576">
            <text:p>2053.1576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8.916">
            <text:p>78.916</text:p>
          </table:table-cell>
          <table:table-cell office:value-type="float" office:value="1604.123">
            <text:p>1604.123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3.868">
            <text:p>103.868</text:p>
          </table:table-cell>
          <table:table-cell office:value-type="float" office:value="1864.231">
            <text:p>1864.231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3.78">
            <text:p>123.78</text:p>
          </table:table-cell>
          <table:table-cell office:value-type="float" office:value="1003.61">
            <text:p>1003.61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5.7821">
            <text:p>85.7821</text:p>
          </table:table-cell>
          <table:table-cell office:value-type="float" office:value="708.13">
            <text:p>708.13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9.7092">
            <text:p>29.7092</text:p>
          </table:table-cell>
          <table:table-cell office:value-type="float" office:value="356">
            <text:p>356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.428">
            <text:p>23.428</text:p>
          </table:table-cell>
          <table:table-cell office:value-type="float" office:value="468">
            <text:p>468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.684">
            <text:p>34.684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.5378">
            <text:p>3.5378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.514">
            <text:p>4.514</text:p>
          </table:table-cell>
          <table:table-cell office:value-type="float" office:value="212.33">
            <text:p>212.33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heet1.A1:Sheet1.E21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22/11/2013</text:date>, <text:time>14:4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 Tsatsev</meta:initial-creator>
    <meta:creation-date>2013-11-21T20:48:04</meta:creation-date>
    <dc:date>2013-11-22T14:44:06</dc:date>
    <dc:creator>Georgi Tsatsev</dc:creator>
    <meta:editing-duration>PT6H54M12S</meta:editing-duration>
    <meta:editing-cycles>434</meta:editing-cycles>
    <meta:generator>LibreOffice/3.4$Unix LibreOffice_project/340m1$Build-502</meta:generator>
    <meta:document-statistic meta:table-count="3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6cm" svg:height="16.222cm" xlink:href=".." xlink:type="simple" chart:class="chart:line" chart:style-name="ch1">
        <chart:title svg:x="9.601cm" svg:y="0.46cm" chart:style-name="ch2">
          <text:p>Part 3</text:p>
        </chart:title>
        <chart:legend svg:x="13.379cm" svg:y="0.629cm" style:legend-expansion="custom" chartooo:width="5.712cm" chartooo:height="1.095cm" style:legend-expansion-aspect-ratio="5.21643835616438" chart:style-name="ch3"/>
        <chart:plot-area chart:style-name="ch4" table:cell-range-address="Sheet1.A1:Sheet1.C21" chart:data-source-has-labels="both" svg:x="0.883cm" svg:y="2.206cm" svg:width="18.809cm" svg:height="12.849cm">
          <chartooo:coordinate-region svg:x="2.06cm" svg:y="2.405cm" svg:width="17.632cm" svg:height="12.003cm"/>
          <chart:axis chart:dimension="x" chart:name="primary-x" chart:style-name="ch5" chartooo:axis-type="auto">
            <chartooo:date-scale/>
            <chart:title svg:x="8.96cm" svg:y="15.379cm" chart:style-name="ch6">
              <text:p>Number of Nodes</text:p>
            </chart:title>
            <chart:categories table:cell-range-address="Sheet1.A2:Sheet1.A21"/>
          </chart:axis>
          <chart:axis chart:dimension="y" chart:name="primary-y" chart:style-name="ch5">
            <chart:title svg:x="0cm" svg:y="9.521cm" chart:style-name="ch7">
              <text:p>Throughput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line">
            <chart:data-point chart:repeated="20"/>
          </chart:series>
          <chart:series chart:style-name="ch10" chart:values-cell-range-address="Sheet1.C2:Sheet1.C21" chart:label-cell-address="Sheet1.C1:Sheet1.C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RF (Rayleigh fading)</text:p>
                <draw:g>
                  <svg:desc>Sheet1.B1:Sheet1.B1</svg:desc>
                </draw:g>
              </table:table-cell>
              <table:table-cell office:value-type="string">
                <text:p>CARA (Rayleigh fading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21</svg:desc>
                </draw:g>
              </table:table-cell>
              <table:table-cell office:value-type="float" office:value="12988.25">
                <text:p>12988.25</text:p>
                <draw:g>
                  <svg:desc>Sheet1.B2:Sheet1.B21</svg:desc>
                </draw:g>
              </table:table-cell>
              <table:table-cell office:value-type="float" office:value="15875.346">
                <text:p>15875.346</text:p>
                <draw:g>
                  <svg:desc>Sheet1.C2:Sheet1.C2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7.199">
                <text:p>307.199</text:p>
              </table:table-cell>
              <table:table-cell office:value-type="float" office:value="2053.1576">
                <text:p>2053.15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8.916">
                <text:p>78.916</text:p>
              </table:table-cell>
              <table:table-cell office:value-type="float" office:value="1604.123">
                <text:p>1604.12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3.868">
                <text:p>103.868</text:p>
              </table:table-cell>
              <table:table-cell office:value-type="float" office:value="1864.231">
                <text:p>1864.2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3.78">
                <text:p>123.78</text:p>
              </table:table-cell>
              <table:table-cell office:value-type="float" office:value="1003.61">
                <text:p>1003.6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5.7821">
                <text:p>85.7821</text:p>
              </table:table-cell>
              <table:table-cell office:value-type="float" office:value="708.13">
                <text:p>708.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.7092">
                <text:p>29.709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3.428">
                <text:p>23.42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.684">
                <text:p>34.68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.5378">
                <text:p>3.537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514">
                <text:p>4.514</text:p>
              </table:table-cell>
              <table:table-cell office:value-type="float" office:value="212.33">
                <text:p>212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